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imes New Roman" fo:font-size="11pt" style:font-size-asian="11pt" style:font-size-complex="11pt"/>
    </style:style>
    <style:style style:name="P6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10" style:family="paragraph" style:parent-style-name="Standard" style:list-style-name="L2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list-style-name="L3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3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12" style:family="text">
      <style:text-properties fo:font-size="12pt" fo:font-style="italic" fo:font-weight="normal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ize="12pt" fo:font-style="italic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7" style:family="text">
      <style:text-properties style:font-name="Times New Roman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T18" style:family="text">
      <style:text-properties style:font-name="Calibri" fo:font-size="12pt" style:font-name-asian="Calibri" style:font-size-asian="12pt" style:font-name-complex="Calibri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chitektur Client:</text:p>
      <text:p text:style-name="P5"/>
      <text:p text:style-name="P5">Für die Strukturierung der Client-Programmierung, von Personal Canban, mit JavaScript haben wir <text:s/>uns für das <text:span text:style-name="T2">MVC-</text:span>Architekturmust entschieden.</text:p>
      <text:p text:style-name="P5">Für die Implementierung dieses Musters wollen wir das <text:span text:style-name="T5">Ember </text:span><text:span text:style-name="T9">(http://emberjs.com)</text:span> Framework nutzen.</text:p>
      <text:p text:style-name="P5"/>
      <text:p text:style-name="P5">Zum Grundverständnis einer Ember Web Applikation ist es wichtig ihren URL Aufbau zu verstehen.</text:p>
      <text:p text:style-name="P5">So eine URL könnte folgendermaßen aussehen:</text:p>
      <text:p text:style-name="P1"><text:span text:style-name="T13"><text:tab/></text:span><text:a xlink:type="simple" xlink:href="http://www.emberapp.de/#about"><text:span text:style-name="T13">http://www.emberapp.de/#</text:span></text:a><text:span text:style-name="T13">post/123</text:span></text:p>
      <text:p text:style-name="P5"><text:tab/>|--1--|----------- 2 -----------|----- 3 -----|</text:p>
      <text:list xml:id="list3512346700536555343" text:style-name="L1">
        <text:list-item>
          <text:p text:style-name="P9">Schema</text:p>
        </text:list-item>
        <text:list-item>
          <text:p text:style-name="P9">Host</text:p>
        </text:list-item>
        <text:list-item>
          <text:p text:style-name="P9">Fragment</text:p>
        </text:list-item>
      </text:list>
      <text:p text:style-name="P5"><text:tab/></text:p>
      <text:p text:style-name="P5">Das Fragment wird in den meisten Fällen zum Verweis auf Anker in HTML-Datein verwendet, was zu keinem Server Request führt, solange der <text:span text:style-name="T9">Rest</text:span> der URL sich nicht verändert. Dies nutzt <text:span text:style-name="T5">Ember</text:span><text:span text:style-name="T9"> damit bei einem Klick auf einen Link die Seite nicht neu geladen</text:span> wird, sondern einfach das Fragment ausgelesen werden kann um darauf hin den neuen Seiteninhalt per JavaScript nachzuladen.</text:p>
      <text:p text:style-name="P5"/>
      <text:p text:style-name="P5">Das <text:span text:style-name="T1">MVC</text:span> Muster wird in <text:span text:style-name="T5">Ember wie folgt implementiert:</text:span></text:p>
      <text:p text:style-name="P5"/>
      <text:p text:style-name="P5"><text:span text:style-name="T1">M</text:span><text:span text:style-name="T2">odel (</text:span><text:span text:style-name="T3">Modell</text:span><text:span text:style-name="T2"> ):</text:span></text:p>
      <text:p text:style-name="P3"><text:span text:style-name="T6"><text:tab/></text:span><text:span text:style-name="T7">EmberDataModels</text:span><text:span text:style-name="T6"> sind JavaScript Objekte mit Eigenschaften und Funktionen – welche in <text:tab/>diesem Zusammenhang für berechnete Eigenschaften verwendet werden.</text:span></text:p>
      <text:p text:style-name="P7"><text:tab/>In unserem Fall werden diese die Tabellen unserer Datenbank widerspiegeln.</text:p>
      <text:p text:style-name="P7"><text:tab/>Außerdem enthalten sie Funktionen welche ihr Speichern oder Löschen ermöglicht.</text:p>
      <text:p text:style-name="P3"><text:span text:style-name="T6"><text:tab/>Dafür greifen sie auf den </text:span><text:span text:style-name="T7">EmberDataStorage</text:span><text:span text:style-name="T6"> zu, welcher für das Puffern und Persistieren der <text:tab/>Modell Daten zuständig ist</text:span><text:span text:style-name="T8">. Er aktualisiert dann den Puffer und greift auf den für die Applikation <text:tab/>bestimmten </text:span><text:span text:style-name="T7">DataStorageAdapter </text:span><text:span text:style-name="T8">– in unserem Fall der </text:span><text:span text:style-name="T7">RESTAdapter</text:span><text:span text:style-name="T8">, bzw. der <text:tab/>LocalStorageAdapter – zu, um die Daten zu persistieren. Der </text:span><text:span text:style-name="T7">EmberDataStorage </text:span><text:span text:style-name="T8">ermöglicht das <text:tab/>Erstellen, Lesen, Aktualisieren und Löschen von Modell Einträgen.</text:span></text:p>
      <text:p text:style-name="P6"/>
      <text:p text:style-name="P7"/>
      <text:p text:style-name="P5"><text:span text:style-name="T1">V</text:span><text:span text:style-name="T2">iew (</text:span><text:span text:style-name="T3">Präsentation</text:span><text:span text:style-name="T2"> ):</text:span></text:p>
      <text:p text:style-name="P6"><text:span text:style-name="T2"><text:tab/>Die Implementierung der View findet bei </text:span><text:span text:style-name="T4">Ember</text:span><text:span text:style-name="T10"> mit Hilfe der Template-Engine <text:tab/></text:span><text:span text:style-name="T4">Handlebars <text:tab/></text:span><text:span text:style-name="T10">(http://handlebarsjs.com/)</text:span><text:span text:style-name="T4"> </text:span><text:span text:style-name="T10">statt.</text:span></text:p>
      <text:p text:style-name="P6"><text:span text:style-name="T10"><text:tab/></text:span><text:span text:style-name="T4">Handelbars </text:span><text:span text:style-name="T10">ist zum einen zuständig für die Templates, d. H. die Grundgerüste, der einzelnen Seiten <text:tab/>der Applikation und zum anderen für die der einzelnen Komponenten (z . B. das Hauptmenü), <text:tab/>welche auf mehreren verschiedenen Seiten wiederverwendet werden können.</text:span></text:p>
      <text:p text:style-name="P6"><text:span text:style-name="T10"><text:tab/>Durch </text:span><text:span text:style-name="T4">Handlebars</text:span><text:span text:style-name="T10"> ist es möglich auf von </text:span><text:span text:style-name="T4">Ember </text:span><text:span text:style-name="T10">übergebene Modell Daten oder Controller <text:tab/>Funktionen zu zugreifen und somit die Ausgabe dynamisch zu gestalten.</text:span></text:p>
      <text:p text:style-name="P8"><text:tab/>Außerdem ist es auch möglich z. B. die Ausgabe von Inhalten an Bedingungen zu knüpfen oder über <text:tab/>eine Menge von Modell Einträgen zu iterieren.</text:p>
      <text:p text:style-name="P8"><text:tab/></text:p>
      <text:p text:style-name="P5"><text:span text:style-name="T10"><text:tab/>Für das Design der Seiten werden wir </text:span><text:span text:style-name="T4">LESS </text:span><text:span text:style-name="T10">(http://lesscss.org/) verwenden. Dabei handelt es sich <text:tab/>um eine Erweiterung des </text:span><text:span text:style-name="T4">CSS</text:span><text:span text:style-name="T10"> Standards. Es ist sehr gut dafür geeignet die sonst häufigeren <text:tab/>Redundanzen in </text:span><text:span text:style-name="T4">CSS</text:span><text:span text:style-name="T10"> Dateien zu vermindern (</text:span><text:span text:style-name="T16">don’t repeat </text:span><text:span text:style-name="T17">yourself</text:span><text:span text:style-name="T18">)</text:span><text:span text:style-name="T10">. Durch </text:span><text:span text:style-name="T4">LESS </text:span><text:span text:style-name="T10">ist es z. B. <text:tab/>möglich Variablen zu definieren oder auch Regeln zu verschachteln, jedoch muss es vor der <text:tab/>Verwendung in reines </text:span><text:span text:style-name="T4">CSS</text:span><text:span text:style-name="T10"> Kompiliert werden.</text:span></text:p>
      <text:p text:style-name="P8"/>
      <text:p text:style-name="P8"/>
      <text:p text:style-name="P6">C<text:span text:style-name="T2">ontroller (</text:span><text:span text:style-name="T3">Steuerung)</text:span><text:span text:style-name="T2">:</text:span></text:p>
      <text:p text:style-name="P6"><text:span text:style-name="T2"><text:tab/>Ein wichtiger Teil der Steuerung ist der </text:span><text:span text:style-name="T4">EmberRouter</text:span><text:span text:style-name="T2">. Durch ihn werden der Name, der <text:tab/>Pfad und die <text:tab/>möglichen URL-Parameter der einzelnen </text:span><text:span text:style-name="T4">EmberRoutes</text:span><text:span text:style-name="T2"> bestimmt.</text:span></text:p>
      <text:p text:style-name="P6"><text:span text:style-name="T2"><text:tab/>Diese sind dann dafür zuständig der Anfrage den richtigen </text:span><text:span text:style-name="T4">EmberController</text:span><text:span text:style-name="T2">, das </text:span><text:span text:style-name="T4">EmberDataModel</text:span><text:span text:style-name="T2"> <text:tab/>und das </text:span><text:span text:style-name="T4">Handlebars-Template</text:span><text:span text:style-name="T2"> zu zuordnen.</text:span></text:p>
      <text:p text:style-name="P7"/>
      <text:p text:style-name="P6"><text:soft-page-break/><text:span text:style-name="T2"><text:tab/></text:span><text:span text:style-name="T4">EmberController</text:span><text:span text:style-name="T2"> </text:span><text:span text:style-name="T10">sind dafür zuständig den Templates zusätzlichen Funktionen zur Verfügung zu <text:tab/>stellen, wie z. B. die Filterung aller zur Verfügung stehenden Model Einträge anhand einer <text:tab/>bestimmten Eigenschaft.</text:span></text:p>
      <text:p text:style-name="P8"><text:tab/>Außerdem können in dem Controller auch Formulare ausgewertet und Informationen per AJAX <text:tab/>Request mit dem Server ausgetauscht werden. </text:p>
      <text:p text:style-name="P5"><text:span text:style-name="T10"><text:tab/></text:span><text:span text:style-name="T4">EmberData </text:span><text:span text:style-name="T10">stellt außerdem einen </text:span><text:span text:style-name="T4">RESTAdapter </text:span><text:span text:style-name="T10">bereit mit dem es möglich ist, über eine <text:tab/>entsprechende </text:span><text:span text:style-name="T4">RESTAPI</text:span><text:span text:style-name="T10">, mit dem Server zu kommunizieren und so Model Daten abzufragen oder <text:tab/>dem Server Änderungen mitzuteilen.</text:span></text:p>
      <text:p text:style-name="P8"/>
      <text:p text:style-name="P5"><text:span text:style-name="T10">Durch die Trennung in die drei Bereiche im MVC-Architekturmuster herrscht eine klare Trennung der Verantwortlichkeiten (s</text:span><text:span text:style-name="T12">eparation of concerns</text:span><text:span text:style-name="T11">).</text:span></text:p>
      <text:p text:style-name="P8"/>
      <text:p text:style-name="P2"><text:span text:style-name="T14">In der Standard Implementierung müssen alle Handlebars-Templates in eine Datei geschrieben werden. Damit wir dieses umgehen können haben wir uns dafür entschlossen </text:span><text:span text:style-name="T15">Grunt </text:span><text:span text:style-name="T14">(</text:span><text:a xlink:type="simple" xlink:href="http://gruntjs.com/"><text:span text:style-name="T14">http://gruntjs.com/</text:span></text:a><text:span text:style-name="T14">) zu verwenden. </text:span><text:span text:style-name="T15">Grunt </text:span><text:span text:style-name="T14">ist ein </text:span><text:span text:style-name="T15">Nodejs </text:span><text:span text:style-name="T14">(</text:span><text:a xlink:type="simple" xlink:href="http://nodejs.org/"><text:span text:style-name="T14">http://nodejs.org/</text:span></text:a><text:span text:style-name="T14">) plugin, welches uns erlaubt die Templates in einzelne Dateien zu splitten, da es die einzelnen Templates mithilfe einer </text:span><text:span text:style-name="T15">Handelbars</text:span><text:span text:style-name="T14"> Erweiterung in eine Datei kompiliert. </text:span></text:p>
      <text:p text:style-name="P6"><text:span text:style-name="T10">Weitere Vorteile welche wir durch </text:span><text:span text:style-name="T4">Grunt </text:span><text:span text:style-name="T10">erhalten sind folgende:</text:span></text:p>
      <text:list xml:id="list501236637121583957" text:style-name="L2">
        <text:list-item>
          <text:p text:style-name="P10">“watch-Task“: Automatische Ausführung aller Aufgaben sobald eine “beobachtete“ Datei verändert wurde</text:p>
        </text:list-item>
      </text:list>
      <text:list xml:id="list2677521928793189239" text:style-name="L3">
        <text:list-item>
          <text:p text:style-name="P12"><text:span text:style-name="T10">automatische </text:span><text:span text:style-name="T2">LESS </text:span><text:span text:style-name="T10">Kompilierung</text:span></text:p>
        </text:list-item>
        <text:list-item>
          <text:p text:style-name="P12"><text:span text:style-name="T10">Minifizierung von </text:span><text:span text:style-name="T2">JavaScript</text:span><text:span text:style-name="T10"> und </text:span><text:span text:style-name="T2">CSS</text:span><text:span text:style-name="T10"> Dateien für Release Versionen</text:span></text:p>
        </text:list-item>
        <text:list-item>
          <text:p text:style-name="P11">jshint hinweise in der Windows Konso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9:57:27.63</meta:creation-date>
    <dc:date>2014-02-28T00:21:57.96</dc:date>
    <meta:editing-duration>PT4H18M17S</meta:editing-duration>
    <meta:editing-cycles>44</meta:editing-cycles>
    <meta:generator>OpenOffice.org/3.4.1$Win32 OpenOffice.org_project/341m1$Build-9593</meta:generator>
    <meta:document-statistic meta:table-count="0" meta:image-count="0" meta:object-count="0" meta:page-count="2" meta:paragraph-count="38" meta:word-count="636" meta:character-count="4540"/>
  </office:meta>
</office:document-meta>
</file>